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officeooo:rsid="0022af2d" officeooo:paragraph-rsid="00652d23"/>
    </style:style>
    <style:style style:name="P5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6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7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8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9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10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3" style:family="paragraph" style:parent-style-name="Standard">
      <style:text-properties officeooo:paragraph-rsid="002223b7"/>
    </style:style>
    <style:style style:name="P14" style:family="paragraph" style:parent-style-name="Standard">
      <style:text-properties officeooo:rsid="00259750" officeooo:paragraph-rsid="00259750"/>
    </style:style>
    <style:style style:name="P15" style:family="paragraph" style:parent-style-name="Standard">
      <style:text-properties officeooo:rsid="00259750" officeooo:paragraph-rsid="00259e00"/>
    </style:style>
    <style:style style:name="P16" style:family="paragraph" style:parent-style-name="Standard">
      <style:text-properties officeooo:rsid="00259750" officeooo:paragraph-rsid="00309903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3da45" officeooo:paragraph-rsid="0043da4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44cc8b" officeooo:paragraph-rsid="0044cc8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43da45" officeooo:paragraph-rsid="0043da45"/>
    </style:style>
    <style:style style:name="P22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23" style:family="paragraph" style:parent-style-name="Standard">
      <style:text-properties officeooo:rsid="003a9f4f" officeooo:paragraph-rsid="003a9f4f"/>
    </style:style>
    <style:style style:name="P24" style:family="paragraph" style:parent-style-name="Standard">
      <style:text-properties officeooo:rsid="003e034d" officeooo:paragraph-rsid="003a9f4f"/>
    </style:style>
    <style:style style:name="P25" style:family="paragraph" style:parent-style-name="Standard">
      <style:text-properties officeooo:paragraph-rsid="004070cd"/>
    </style:style>
    <style:style style:name="P26" style:family="paragraph" style:parent-style-name="Standard">
      <style:text-properties officeooo:rsid="0043da45" officeooo:paragraph-rsid="0043da45"/>
    </style:style>
    <style:style style:name="P27" style:family="paragraph" style:parent-style-name="Standard">
      <style:text-properties officeooo:rsid="0043da45" officeooo:paragraph-rsid="0046634a"/>
    </style:style>
    <style:style style:name="P28" style:family="paragraph" style:parent-style-name="Standard">
      <style:text-properties officeooo:rsid="0043da45" officeooo:paragraph-rsid="0061a943"/>
    </style:style>
    <style:style style:name="P29" style:family="paragraph" style:parent-style-name="Standard">
      <style:text-properties officeooo:rsid="0043da45" officeooo:paragraph-rsid="0059c311"/>
    </style:style>
    <style:style style:name="P30" style:family="paragraph" style:parent-style-name="Standard">
      <style:text-properties officeooo:rsid="0043da45" officeooo:paragraph-rsid="00652d23"/>
    </style:style>
    <style:style style:name="P31" style:family="paragraph" style:parent-style-name="Standard">
      <style:text-properties officeooo:rsid="0044cc8b" officeooo:paragraph-rsid="0044cc8b"/>
    </style:style>
    <style:style style:name="P32" style:family="paragraph" style:parent-style-name="Standard">
      <style:text-properties fo:font-weight="bold" officeooo:rsid="0043da45" officeooo:paragraph-rsid="0043da45" style:font-weight-asian="bold" style:font-weight-complex="bold"/>
    </style:style>
    <style:style style:name="P33" style:family="paragraph" style:parent-style-name="Standard">
      <style:text-properties officeooo:paragraph-rsid="0057428d"/>
    </style:style>
    <style:style style:name="P34" style:family="paragraph" style:parent-style-name="Preformatted_20_Text">
      <style:text-properties officeooo:rsid="0020a80b" officeooo:paragraph-rsid="0020a80b"/>
    </style:style>
    <style:style style:name="P35" style:family="paragraph" style:parent-style-name="Preformatted_20_Text">
      <style:text-properties officeooo:rsid="00385d63" officeooo:paragraph-rsid="00385d63"/>
    </style:style>
    <style:style style:name="P36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37" style:family="paragraph" style:parent-style-name="Preformatted_20_Text">
      <style:text-properties officeooo:paragraph-rsid="0040771b"/>
    </style:style>
    <style:style style:name="P38" style:family="paragraph" style:parent-style-name="Text_20_body">
      <style:text-properties officeooo:rsid="003a9f4f" officeooo:paragraph-rsid="003a9f4f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/>
      <style:text-properties officeooo:paragraph-rsid="0048a3e2"/>
    </style:style>
    <style:style style:name="P41" style:family="paragraph" style:parent-style-name="Standard">
      <style:text-properties officeooo:paragraph-rsid="00668613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  <style:style style:name="T15" style:family="text">
      <style:text-properties officeooo:rsid="0046634a"/>
    </style:style>
    <style:style style:name="T16" style:family="text">
      <style:text-properties style:font-name="Liberation Serif"/>
    </style:style>
    <style:style style:name="T17" style:family="text">
      <style:text-properties officeooo:rsid="0056b56e"/>
    </style:style>
    <style:style style:name="T18" style:family="text">
      <style:text-properties officeooo:rsid="0044cc8b"/>
    </style:style>
    <style:style style:name="T19" style:family="text">
      <style:text-properties officeooo:rsid="0043d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35">(follow steps and choose CHACHA20 for authentication)</text:p>
      <text:p text:style-name="P34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3"/>
      <text:p text:style-name="P13"/>
      <text:p text:style-name="P17">VPS: <text:span text:style-name="T9">(Virtual server, essentially an IP address)</text:span></text:p>
      <text:p text:style-name="P14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3"/>
      <text:p text:style-name="P17">ShadowSocks Server: <text:span text:style-name="T9">(Server, which is to be set up over the VPS)</text:span></text:p>
      <text:p text:style-name="P16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3"/>
      <text:p text:style-name="P18">Shadowsocks Appimage: <text:span text:style-name="T9">(Client)</text:span></text:p>
      <text:p text:style-name="P15">This is the shadowsocks client over which you establish a connection between your computer to the shadowsocks server. <text:span text:style-name="T11">(which was established in the last step, through Teddy’s script)</text:span> </text:p>
      <text:p text:style-name="P15"/>
      <text:p text:style-name="P17">SwitchyOmega:</text:p>
      <text:p text:style-name="P15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5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5"/>
      <text:p text:style-name="P22"/>
      <text:p text:style-name="P3">Root commands:</text:p>
      <text:p text:style-name="P3">ssh 139.180.175.89 -p 22 -l root //<text:span text:style-name="T1">log in</text:span></text:p>
      <text:p text:style-name="P5">/etc/<text:span text:style-name="T2">init.d/shadowsocks-r restart //restart</text:span></text:p>
      <text:p text:style-name="P9">nano /<text:span text:style-name="T4">etc/shadowSocks-r/config.json //</text:span><text:span text:style-name="T5">to set up more than 1 users </text:span></text:p>
      <text:p text:style-name="P6"/>
      <text:p text:style-name="P11">Add multiple user port passwords:</text:p>
      <text:p text:style-name="P11">“port_password”:{</text:p>
      <text:p text:style-name="P11"><text:tab/>“9000”:”password0”,</text:p>
      <text:p text:style-name="P11"><text:tab/>“9001”:”password1”,</text:p>
      <text:p text:style-name="P11"><text:tab/>“9002”,”password2”</text:p>
      <text:p text:style-name="P11">},</text:p>
      <text:p text:style-name="P11"/>
      <text:p text:style-name="P36"><text:span text:style-name="Source_20_Text">{</text:span></text:p>
      <text:p text:style-name="P37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2"><text:span text:style-name="Source_20_Text"><text:s text:c="3"/>"</text:span>port_password<text:span text:style-name="Source_20_Text">"</text:span>:{</text:p>
      <text:p text:style-name="P12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2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2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5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39"><text:span text:style-name="Source_20_Text">}</text:span></text:p>
      <text:p text:style-name="P11"/>
      <text:p text:style-name="P8"/>
      <text:p text:style-name="P7"/>
      <text:p text:style-name="P8">USEFUL WEBSITES:<text:line-break/>https://www.vpnto.net/posts/chrome-shadowsocks/</text:p>
      <text:p text:style-name="P7"/>
      <text:p text:style-name="P10">How to prevent servers from freezing:</text:p>
      <text:p text:style-name="P10"/>
      <text:p text:style-name="P7"/>
      <text:p text:style-name="P7"/>
      <text:p text:style-name="P3"/>
      <text:p text:style-name="P23">client:</text:p>
      <text:p text:style-name="P38"><text:span text:style-name="Source_20_Text">/etc/ssh/ssh_config</text:span> </text:p>
      <text:p text:style-name="Preformatted_20_Text"><text:span text:style-name="Source_20_Text">Host *</text:span></text:p>
      <text:p text:style-name="P39"><text:span text:style-name="Source_20_Text">ServerAliveInterval 100</text:span></text:p>
      <text:p text:style-name="P23"><text:soft-page-break/></text:p>
      <text:p text:style-name="P23">Server:</text:p>
      <text:p text:style-name="P38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40"><text:span text:style-name="Source_20_Text">ClientAliveCountMax 10000</text:span></text:p>
      <text:p text:style-name="P24"/>
      <text:p text:style-name="P19">2019.6.28 update:(<text:span text:style-name="T17">This continues to work on Sep 20 2019)</text:span></text:p>
      <text:p text:style-name="P26">Teddy Sun’s script stopped working. </text:p>
      <text:p text:style-name="P26">Outline of an alternative strategy:</text:p>
      <text:p text:style-name="P26"/>
      <text:p text:style-name="P4">ssh 139.180.175.89 -p 22 -l root //<text:span text:style-name="T1">log in</text:span></text:p>
      <text:p text:style-name="P26">sudo apt-get update</text:p>
      <text:p text:style-name="P26">sudo apt-get install python-pip</text:p>
      <text:p text:style-name="P26"><text:span text:style-name="Source_20_Text"><text:span text:style-name="T16">pip install --upgrade setuptools</text:span></text:span></text:p>
      <text:p text:style-name="P26">sudo pip install shadowsocks</text:p>
      <text:p text:style-name="Standard">sudo apt-get install python-m2crypto</text:p>
      <text:p text:style-name="Standard">sudo apt-get install build-essential</text:p>
      <text:p text:style-name="Standard">wget https://github.com/jedisct1/libsodium/releases/download/1.0.16/libsodium-1.0.16.tar.gz</text:p>
      <text:p text:style-name="Standard">tar xf libsodium-1.0.16.tar.gz &amp;&amp; cd libsodium-1.0.16</text:p>
      <text:p text:style-name="Standard">./configure &amp;&amp; make -j2</text:p>
      <text:p text:style-name="Standard">make install</text:p>
      <text:p text:style-name="Standard">sudo ldconfig</text:p>
      <text:p text:style-name="Standard">nano /etc/shadowsocks.json</text:p>
      <text:p text:style-name="Standard"/>
      <text:p text:style-name="P19">JSON file:</text:p>
      <text:p text:style-name="P26">{</text:p>
      <text:p text:style-name="P41"><text:bookmark text:name="overview_ip3"/><text:bookmark text:name="overview_ip1"/><text:bookmark text:name="overview_ip2"/><text:span text:style-name="T19"><text:s text:c="4"/>"server":"</text:span><text:bookmark text:name="overview_ip4"/>45.32.190.198<text:span text:style-name="T19">",</text:span></text:p>
      <text:p text:style-name="P26"><text:s text:c="4"/>"local_address": "127.0.0.1",</text:p>
      <text:p text:style-name="P26"><text:s text:c="4"/>"port_password":{</text:p>
      <text:p text:style-name="P30"><text:s text:c="8"/>"1111":"48284828",</text:p>
      <text:p text:style-name="P30"><text:s text:c="8"/>"2222":"48284828",</text:p>
      <text:p text:style-name="P30"><text:s text:c="8"/>"3333":"48284828",</text:p>
      <text:p text:style-name="P29"><text:s text:c="8"/>"4444":"48284828",</text:p>
      <text:p text:style-name="P28"><text:s text:c="8"/>"5555":"48284828",</text:p>
      <text:p text:style-name="P26"><text:s text:c="8"/>"6666":"48284828",</text:p>
      <text:p text:style-name="P26"><text:s text:c="8"/>"7777":"48284828",</text:p>
      <text:p text:style-name="P26"><text:s text:c="8"/>"8888":"48284828",</text:p>
      <text:p text:style-name="P27"><text:s text:c="8"/>"<text:span text:style-name="T15">9999</text:span>":"48284828"</text:p>
      <text:p text:style-name="P26"><text:s text:c="3"/>},</text:p>
      <text:p text:style-name="P26"><text:s text:c="4"/>"timeout":300,</text:p>
      <text:p text:style-name="P26"><text:s text:c="4"/>"method":"chacha20",</text:p>
      <text:p text:style-name="P26"><text:s text:c="4"/>"fast_open": false</text:p>
      <text:p text:style-name="P26">}</text:p>
      <text:p text:style-name="P26"/>
      <text:p text:style-name="P32">Start and finish:</text:p>
      <text:p text:style-name="P26">ssserver -c /etc/shadowsocks.json -d start</text:p>
      <text:p text:style-name="P26"><text:soft-page-break/>ssserver -c /etc/shadowsocks.json -d stop</text:p>
      <text:p text:style-name="P21">ssserver -c /etc/shadowsocks.json -d restart</text:p>
      <text:p text:style-name="P26"/>
      <text:p text:style-name="P20">Expect file:</text:p>
      <text:p text:style-name="P31">#~/usr/bin/expect </text:p>
      <text:p text:style-name="P33"><text:span text:style-name="T18">spawn ssh </text:span>207.148.85.246 <text:s/><text:span text:style-name="T18"><text:s/>-p 22 -l root</text:span></text:p>
      <text:p text:style-name="P31">expect "*password:"</text:p>
      <text:p text:style-name="P31">send "L2*j,#XrCgDT!pG$\r"</text:p>
      <text:p text:style-name="P31">expect "*vultr"</text:p>
      <text:p text:style-name="P31">send "ssserver -c /etc/shadowsocks.json -d restart\r"</text:p>
      <text:p text:style-name="P31">inte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20-01-24T09:26:01.287724822</dc:date>
    <meta:editing-duration>PT6H49M53S</meta:editing-duration>
    <meta:editing-cycles>65</meta:editing-cycles>
    <meta:document-statistic meta:table-count="0" meta:image-count="0" meta:object-count="0" meta:page-count="4" meta:paragraph-count="101" meta:word-count="631" meta:character-count="4714" meta:non-whitespace-character-count="4038"/>
  </office:meta>
</office:document-meta>
</file>